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Monaco, Courier, 'Courier New', Verdana, sans-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9"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10" style:family="paragraph" style:parent-style-name="Preformatted_20_Text" style:list-style-name="L1">
      <style:paragraph-properties fo:text-align="start" style:justify-single-word="false"/>
      <style:text-properties fo:font-size="10.5pt" style:font-size-asian="10.5pt" style:font-size-complex="10.5pt"/>
    </style:style>
    <style:style style:name="P11" style:family="paragraph" style:parent-style-name="Preformatted_20_Text" style:list-style-name="L2">
      <style:paragraph-properties fo:text-align="start" style:justify-single-word="false"/>
      <style:text-properties fo:font-size="10.5pt" style:font-size-asian="10.5pt" style:font-size-complex="10.5pt"/>
    </style:style>
    <style:style style:name="P12" style:family="paragraph" style:parent-style-name="Preformatted_20_Text">
      <style:paragraph-properties fo:text-align="start" style:justify-single-word="false"/>
      <style:text-properties style:font-name="Tahoma" fo:font-size="12pt" style:font-size-asian="12pt" style:font-size-complex="12pt"/>
    </style:style>
    <style:style style:name="P13" style:family="paragraph" style:parent-style-name="Preformatted_20_Text">
      <style:paragraph-properties fo:text-align="start" style:justify-single-word="false"/>
      <style:text-properties style:font-name="Tahoma" fo:font-size="12pt" style:font-size-asian="10.5pt" style:font-size-complex="12pt"/>
    </style:style>
    <style:style style:name="P14"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1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April 18, 2011</text:p>
      <text:p text:style-name="P2">Senior Design Project</text:p>
      <text:p text:style-name="P3"/>
      <text:p text:style-name="P6">Educational Soil Game</text:p>
      <text:p text:style-name="P2"/>
      <text:p text:style-name="P4">Assignment</text:p>
      <text:p text:style-name="P4"/>
      <text:p text:style-name="P2"><text:tab/><text:span text:style-name="T2">Our senior design project was to create an educational soil game for the One Laptop Per Child organization. The goal of this game was to provide an entertaining way to teach others about soil knowledge.</text:span></text:p>
      <text:p text:style-name="P2"/>
      <text:p text:style-name="P2"/>
      <text:p text:style-name="P4">Approach</text:p>
      <text:p text:style-name="P2"/>
      <text:p text:style-name="P2"><text:tab/>Tom and I previously decided on writing the program in Python. When I decided to revive the project, the first thing I did was drop Python and switched to C as our programming language of choice. The reason behind this is because I feel most comfortable with the language. For me to write the prototype in Python, I would have to delve much deeper into it's language than what I have previously done. I would have been able to accomplish this, but the disadvantages of me being the only developer and having to learn a new language would have most certainly caused time setbacks. Writing in C allowed me to produce the prototype much quicker.</text:p>
      <text:p text:style-name="P2"/>
      <text:p text:style-name="P2"><text:tab/>A second decision I made was to use the GTK toolkit to design the graphical user interface. There were many options including Qt and a simple command line interface, but I wanted to learn more about the GTK toolkit. I felt this was an opportunity to learn more about this GUI toolkit and I did a substantial amount of research before (and during) development to create a solid interface.</text:p>
      <text:p text:style-name="P2"/>
      <text:p text:style-name="P2"><text:tab/>I used Anjuta as my IDE of choice. This is the recommended IDE by the Gnome Developers, who develops the GTK toolkit. An interesting feature of Anjuta is that I could actually “build” the user interface with simple dragging-and-dropping of widgets (very similar to Visual Basic). You then connect the “.ui” files to your code, allowing you to edit the user interface on the fly.</text:p>
      <text:p text:style-name="P2"/>
      <text:p text:style-name="P2"><text:tab/>The first task I did when I sat down in front of a blank screen was use the Anjuta IDE to create a simple interface for the prototype. This took approximately two to three weeks, working about two hours everyday. Much of the time spent was research on the abilities of GTK toolkit and devising ways to implement our original GUI artwork into an actual usable interface.</text:p>
      <text:p text:style-name="P2"/>
      <text:p text:style-name="P2"><text:tab/>After I created each screen's interface, I connected them together in the code. This took approximately three to four days, working about two hours each day. This task took longer than I expected, mainly due to the fact that not many of the coding examples I found on the internet involved linking Anjuta's “.ui” files in the code. A majority of the examples focused on creating the entire interface <text:soft-page-break/>from the code, which I was hesitant to do given the large amount of variables and functions of each widget to fine-tune the look of the interface. </text:p>
      <text:p text:style-name="P2"/>
      <text:p text:style-name="P2"><text:tab/> <text:s/>After learning how to link the UI files together, finishing the “Title Screen” was fairly easy. I linked the correct files and moved on to the “Story Board”. This screen was trivial after learning how to link “.ui” files and took almost no time to produce. </text:p>
      <text:p text:style-name="P2"/>
      <text:p text:style-name="P2"><text:tab/>The “Story Board” screen was initially designed to provide a backdrop or motivation to the player. Why are you trying to fix the soil? Why is the soil in the condition it is in? The “Story Board” also provides an opportunity to have unique situations for the player that changes the way the game is played. The default scenario is the typical “Your soil is dry and crappy and you should fix it” mode. But future developers can produce a wide range of scenarios to change up the game, such as “Your soil is flooded” mode or a random mode. Tom and I even thought of including natural disasters as a way to throw kinks into the players plans. It would certainly be interesting to see how players would react to a tsunami, hurricane, or mudslide. The “Story Board” also has a turn counter, allowing you to edit how many turns you want to try before the game finishes. Upon further consideration, this option may best be left to the “Options” screen (not yet available in the prototype). This screen took about two to three weeks to code, as I ran into some unique problems with how I want to display the text (story) on the screen.</text:p>
      <text:p text:style-name="P2"/>
      <text:p text:style-name="P2"><text:tab/>The action really picks up once you move past the story board. Initially, Tom <text:s/>and I designed multiple screens for the game play aspect from a calendar screen to a choice screen. These multiple screens where an interesting concept, but I decided to make one screen with tabs and consolidate the information the player was given. The tabs split up the action into “Soil” (to view a graphical representation of your soil), “Pick” (the screen that has you choosing your plants and proceeding to the next round), “Almanac” (to view what each plant's description), and “Tip” (a screen designed to help players manage their soil). This screen took the majority of the work, an approximation of two to three months of coding (two hour coding stints here and there). This includes handling the tab screens, the toggle buttons for plants, the text entries for the almanac &amp; tips, and how to carry over stats and update the screen accordingly.</text:p>
      <text:p text:style-name="P2"/>
      <text:p text:style-name="P2"/>
      <text:p text:style-name="P4">Assumptions &amp; Limitations</text:p>
      <text:p text:style-name="P2"><text:tab/></text:p>
      <text:p text:style-name="P2"><text:tab/>Given that this program was designed as a prototype and developed by one person, there are many shortcomings with it. One of these shortcomings is there is no way to actually win the game right now. The game will go on for an infinite amount of turns. The infrastructure for the game to end on a certain number of turns is there; the turn variable is implemented and counted correctly. A simple, well-placed “if statement” can end the game. The reason I did not include it by default is because I wasn't able to correctly display the turn variable in the lower right-hand corner like I originally planned. Given that the user never knows when <text:soft-page-break/>the game will end, I decided to not implement the conclusion until this issue could be resolved. </text:p>
      <text:p text:style-name="P2"/>
      <text:p text:style-name="P2"><text:tab/>I believe there should be a level cap on each individual element. Right now, you could plant an infinite amount of “oxygen plants” and have an oxygen level that exceeds the limits of what an integer could hold. It also should be a cap purely based on gameplay reasons, as increasing the nitrogen levels to enormous amounts would most likely kill your soil.</text:p>
      <text:p text:style-name="P2"/>
      <text:p text:style-name="P2"><text:tab/>An interesting design flaw I just recently noticed after completing 80% of the prototype is that there is no save or load feature in the prototype. Every game is a “New Game”. There also lacks a clear way to exit the game. The user can exit the game with a simple closing of the window, but there's no way to quit the game in an eloquent manner. This should be addressed, as there may be memory leaks caused by exiting this way.</text:p>
      <text:p text:style-name="P2"/>
      <text:p text:style-name="P2"><text:tab/>The soil view image is a stagnant image place holder that never changes. It would be quite simple to add multiple images for different scenerios (simply check the levels and determined what soil picture based on the results). Another interesting concept I was flirting with was using OpenGL or SDL to get a more animated soil view. This was thrown-out due to time constraints, but should be possible to attain in the future by using a graphic library such as those mentioned earlier.</text:p>
      <text:p text:style-name="P2"/>
      <text:p text:style-name="P2"><text:tab/>The program was written in GTK, so the dependencies are largely GTK-based. This shouldn't be a problem with Fedora, as it comes as the standard toolkit installed by default, but for other operating systems (Windows, Mac, or any thing Qt-based) you should check to see if GTK is installed. </text:p>
      <text:p text:style-name="P2"/>
      <text:p text:style-name="P2"/>
      <text:p text:style-name="P4">What I Accomplished</text:p>
      <text:p text:style-name="P2"/>
      <text:list xml:id="list497768722" text:style-name="L1">
        <text:list-item>
          <text:p text:style-name="P10">Was able to set up and use source control (Github)</text:p>
        </text:list-item>
        <text:list-item>
          <text:p text:style-name="P10">Was able to develop a simple, intuitive graphical user interface</text:p>
        </text:list-item>
        <text:list-item>
          <text:p text:style-name="P10">Was able to develop a simple game concept</text:p>
        </text:list-item>
        <text:list-item>
          <text:p text:style-name="P10">Was able to gather statistics about the game</text:p>
        </text:list-item>
        <text:list-item>
          <text:p text:style-name="P10">Was able to set the stage for a simple game</text:p>
        </text:list-item>
        <text:list-item>
          <text:p text:style-name="P10">Was able to set-up the code for further additions</text:p>
        </text:list-item>
      </text:list>
      <text:p text:style-name="P2"/>
      <text:p text:style-name="P2"><text:span text:style-name="T1">Wish List</text:span> </text:p>
      <text:p text:style-name="P2"/>
      <text:list xml:id="list510134890" text:style-name="L2">
        <text:list-item>
          <text:p text:style-name="P11">Wasn't able to implement an “end game”</text:p>
        </text:list-item>
        <text:list-item>
          <text:p text:style-name="P11">Wasn't able to correctly display turns</text:p>
        </text:list-item>
        <text:list-item>
          <text:p text:style-name="P11">Wasn't able to use a graphic library to implement an interesting, animated soil view</text:p>
        </text:list-item>
        <text:list-item>
          <text:p text:style-name="P11">Wasn't able to implement a save/load feature for the game</text:p>
        </text:list-item>
        <text:list-item>
          <text:p text:style-name="P11">Wasn't able to implement a intuitive way to exit the game</text:p>
        </text:list-item>
      </text:list>
      <text:p text:style-name="P1"/>
      <text:p text:style-name="P1"/>
      <text:p text:style-name="P5"><text:soft-page-break/>What I Learned</text:p>
      <text:p text:style-name="P5"/>
      <text:p text:style-name="P7"><text:tab/>Much of what I learned from this project is personal, so I will avoid this aspect in this document. A separate document will be made available to outline my personal struggles with this project.</text:p>
      <text:p text:style-name="P7"/>
      <text:p text:style-name="P7"><text:tab/>While I used version control in the previous projects, it was critical in the project. In my other projects, I had the ability to copy-paste the project to an external hard drive if portability was needed. This time around, I used an older computer which had it's USB ports broken. It forced me to rely on Github much more than I would normally have to. This is a good skill to learn, as it is a very viable work skill in the software engineer workplace. Most companies use a form of source control, so learning the ins-and-outs of one should help in future endeavors. This was not taught at Michigan Tech during my time there and I firmly believe it should be. Hopefully it will get some more spotlight in the curriculum.</text:p>
      <text:p text:style-name="P7"/>
      <text:p text:style-name="P7"><text:tab/>I learned a great deal about the GTK toolkit. Prior to this project, the only graphical user interfaces I had dealt with were Java Swing and Android's SDK. I never used a toolkit in collaboration with C. I found the experience to be easier than expected. The GTK toolkit was similar to Java Swing in many ways (containers, grids, and layouts). My favorite language is C, so having now learned an effective way to make interfaces is actually pretty exciting for me.</text:p>
      <text:p text:style-name="P8"/>
      <text:p text:style-name="P8"><text:tab/>This was my first game I developed. While I am an avid game-enthusiast, it's interesting to be on the other side of development. While I feel there can be more gameplay concepts included (random weather or natural disaster events), it's was fun to design a game that has educational merits and can be entertaining as well. I would really like to see an “end game” concept where we can score how well the user handled his soil. Possibly include a scoreboard to encourage competition and multiple playthroughs. </text:p>
      <text:p text:style-name="P8"/>
      <text:p text:style-name="P9">User Manual</text:p>
      <text:p text:style-name="P5"/>
      <text:p text:style-name="P5"><text:tab/><text:span text:style-name="T2">Instructions:</text:span></text:p>
      <text:p text:style-name="P5"><text:span text:style-name="T2"/></text:p>
      <text:p text:style-name="P5"><text:span text:style-name="T2"><text:tab/><text:tab/>1.) Visit my Github repository: <text:tab/><text:tab/><text:tab/><text:tab/><text:tab/><text:tab/><text:tab/><text:tab/><text:tab/></text:span><text:span text:style-name="T5">https://welshk91@github.com/welshk91/SeniorDesign.git</text:span></text:p>
      <text:p text:style-name="P5"><text:span text:style-name="T2"><text:tab/><text:tab/></text:span></text:p>
      <text:p text:style-name="P5"><text:span text:style-name="T2"><text:tab/><text:tab/>2.) Download the tar file containing the project</text:span></text:p>
      <text:p text:style-name="P5"><text:span text:style-name="T2"/></text:p>
      <text:p text:style-name="P5"><text:span text:style-name="T2"><text:tab/><text:tab/>3.) Move to the directory of the download with the command:</text:span></text:p>
      <text:p text:style-name="P5"><text:span text:style-name="T2"><text:tab/><text:tab/><text:tab/></text:span><text:span text:style-name="T4">cd ~/Downloads</text:span><text:span text:style-name="T2"> </text:span></text:p>
      <text:p text:style-name="P5"><text:span text:style-name="T2"/></text:p>
      <text:p text:style-name="P5"><text:span text:style-name="T2"><text:tab/><text:tab/>4.) Extract the contents of the tar file with the command:</text:span></text:p>
      <text:p text:style-name="P5"><text:span text:style-name="T2"><text:tab/><text:tab/><text:tab/></text:span><text:span text:style-name="T4">tar -zxvf sdp-0.1.tar.gz</text:span></text:p>
      <text:p text:style-name="P7"><text:span text:style-name="T2"><text:tab/><text:tab/></text:span></text:p>
      <text:p text:style-name="P7"><text:span text:style-name="T2"><text:tab/><text:tab/>4.) Move into the newly created folder:</text:span></text:p>
      <text:p text:style-name="P7"><text:span text:style-name="T2"><text:tab/><text:tab/><text:tab/></text:span><text:span text:style-name="T4">cd sdp-0.1</text:span></text:p>
      <text:p text:style-name="P7"><text:span text:style-name="T4"/></text:p>
      <text:p text:style-name="P7"><text:span text:style-name="T4"><text:tab/><text:tab/></text:span><text:span text:style-name="T3">5.) Prepare your system with the command:</text:span></text:p>
      <text:p text:style-name="P7"><text:span text:style-name="T3"><text:tab/><text:tab/><text:tab/></text:span><text:span text:style-name="T4">./configure</text:span></text:p>
      <text:p text:style-name="P7"><text:span text:style-name="T4"/></text:p>
      <text:p text:style-name="P7"><text:span text:style-name="T4"><text:tab/><text:tab/></text:span><text:span text:style-name="T3">6.) Run the make command:</text:span></text:p>
      <text:p text:style-name="P7"><text:span text:style-name="T3"><text:tab/><text:tab/><text:tab/></text:span><text:span text:style-name="T4">make</text:span></text:p>
      <text:p text:style-name="P7"><text:span text:style-name="T3"/></text:p>
      <text:p text:style-name="P7"><text:span text:style-name="T3"><text:tab/><text:tab/>7.) Move into the src directory:</text:span></text:p>
      <text:p text:style-name="P7"><text:span text:style-name="T3"><text:tab/><text:tab/><text:tab/></text:span><text:span text:style-name="T4">cd src/</text:span></text:p>
      <text:p text:style-name="P7"><text:span text:style-name="T3"/></text:p>
      <text:p text:style-name="P7"><text:span text:style-name="T3"><text:tab/><text:tab/>8.)</text:span><text:span text:style-name="T2"> Execute the program with the command:</text:span></text:p>
      <text:p text:style-name="P7"><text:span text:style-name="T2"><text:tab/><text:tab/><text:tab/></text:span><text:span text:style-name="T4">./sd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Andale Mono', Monaco, Courier, 'Courier New', Verdana, sans-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03T03:04:17</dc:date>
    <meta:generator>LibreOffice/3.4$Unix LibreOffice_project/340m1$Build-502</meta:generator>
    <meta:editing-duration>PT21H28M45S</meta:editing-duration>
    <meta:editing-cycles>559</meta:editing-cycles>
    <dc:creator>Kevin Welsh</dc:creator>
    <meta:document-statistic meta:table-count="0" meta:image-count="0" meta:object-count="0" meta:page-count="5" meta:paragraph-count="60" meta:word-count="1824" meta:character-count="10358" meta:non-whitespace-character-count="8520"/>
  </office:meta>
</office:document-meta>
</file>